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1d21d" officeooo:paragraph-rsid="0011d21d"/>
    </style:style>
    <style:style style:name="P2" style:family="paragraph" style:parent-style-name="Standard">
      <style:text-properties fo:language="en" fo:country="US" officeooo:rsid="0014db2e" officeooo:paragraph-rsid="0014db2e"/>
    </style:style>
    <style:style style:name="P3" style:family="paragraph" style:parent-style-name="Standard">
      <style:text-properties fo:language="en" fo:country="US" officeooo:rsid="0014fe5a" officeooo:paragraph-rsid="0014fe5a"/>
    </style:style>
    <style:style style:name="P4" style:family="paragraph" style:parent-style-name="Standard" style:list-style-name="L1">
      <style:text-properties fo:language="en" fo:country="US" officeooo:rsid="0011d21d" officeooo:paragraph-rsid="0011d21d"/>
    </style:style>
    <style:style style:name="P5" style:family="paragraph" style:parent-style-name="Standard" style:list-style-name="L2">
      <style:text-properties fo:language="en" fo:country="US" officeooo:rsid="0014db2e" officeooo:paragraph-rsid="0014db2e"/>
    </style:style>
    <style:style style:name="P6" style:family="paragraph" style:parent-style-name="Standard">
      <style:text-properties fo:language="en" fo:country="US" officeooo:rsid="0014db2e" officeooo:paragraph-rsid="0014db2e"/>
    </style:style>
    <style:style style:name="P7" style:family="paragraph" style:parent-style-name="Standard">
      <style:text-properties fo:language="en" fo:country="US" officeooo:rsid="0015a5b1" officeooo:paragraph-rsid="0015a5b1"/>
    </style:style>
    <style:style style:name="T1" style:family="text">
      <style:text-properties officeooo:rsid="0014db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set downloaded for nilearn_demo: ds003763</text:p>
      <text:p text:style-name="P1"/>
      <text:p text:style-name="P1">Preprocessed</text:p>
      <text:list xml:id="list867423382" text:style-name="L1">
        <text:list-item>
          <text:p text:style-name="P4">Minimally or fully preprocessed</text:p>
        </text:list-item>
        <text:list-item>
          <text:p text:style-name="P4">Standardized organization</text:p>
        </text:list-item>
        <text:list-item>
          <text:p text:style-name="P4">Data Quality metrics</text:p>
        </text:list-item>
        <text:list-item>
          <text:p text:style-name="P4">Must be analyzed</text:p>
        </text:list-item>
      </text:list>
      <text:p text:style-name="P1"/>
      <text:p text:style-name="P1">Commands <text:span text:style-name="T1">to retrieve</text:span></text:p>
      <text:p text:style-name="P1">aws s3 ls --no-sign-request s3://openneuro.org/ds000204/</text:p>
      <text:p text:style-name="P1"/>
      <text:p text:style-name="P2">Work with data</text:p>
      <text:list xml:id="list984186007" text:style-name="L2">
        <text:list-item>
          <text:p text:style-name="P5">Cite data source</text:p>
        </text:list-item>
        <text:list-item>
          <text:p text:style-name="P5">Document what I do</text:p>
          <text:list>
            <text:list-item>
              <text:p text:style-name="P5">Downloaded from where?</text:p>
            </text:list-item>
            <text:list-item>
              <text:p text:style-name="P5">What command used?</text:p>
            </text:list-item>
            <text:list-item>
              <text:p text:style-name="P5">How selected?</text:p>
            </text:list-item>
            <text:list-item>
              <text:p text:style-name="P5">What processing?</text:p>
            </text:list-item>
          </text:list>
        </text:list-item>
      </text:list>
      <text:p text:style-name="P2"/>
      <text:p text:style-name="P7">Deleted virtual environment: opendata_en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9T16:43:45.888249758</meta:creation-date>
    <meta:generator>LibreOffice/6.4.7.2$Linux_X86_64 LibreOffice_project/40$Build-2</meta:generator>
    <dc:date>2023-05-16T11:25:11.571596626</dc:date>
    <meta:editing-duration>PT4M7S</meta:editing-duration>
    <meta:editing-cycles>8</meta:editing-cycles>
    <meta:document-statistic meta:table-count="0" meta:image-count="0" meta:object-count="0" meta:page-count="1" meta:paragraph-count="16" meta:word-count="61" meta:character-count="393" meta:non-whitespace-character-count="359"/>
  </office:meta>
</office:document-meta>
</file>